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eea1" officeooo:paragraph-rsid="0011eea1"/>
    </style:style>
    <style:style style:name="P2" style:family="paragraph" style:parent-style-name="Standard">
      <style:text-properties officeooo:rsid="00197047" officeooo:paragraph-rsid="00197047"/>
    </style:style>
    <style:style style:name="P3" style:family="paragraph" style:parent-style-name="Standard">
      <style:text-properties fo:color="#6666ff" fo:font-weight="bold" officeooo:rsid="0011eea1" officeooo:paragraph-rsid="0011eea1" style:font-weight-asian="bold" style:font-weight-complex="bold"/>
    </style:style>
    <style:style style:name="P4" style:family="paragraph" style:parent-style-name="Standard">
      <style:text-properties officeooo:rsid="001c9607" officeooo:paragraph-rsid="001c9607"/>
    </style:style>
    <style:style style:name="P5" style:family="paragraph" style:parent-style-name="Standard">
      <style:text-properties officeooo:rsid="001c9607" officeooo:paragraph-rsid="002ba8bc"/>
    </style:style>
    <style:style style:name="P6" style:family="paragraph" style:parent-style-name="Standard">
      <style:text-properties officeooo:rsid="002a578d" officeooo:paragraph-rsid="002a578d"/>
    </style:style>
    <style:style style:name="P7" style:family="paragraph" style:parent-style-name="Text_20_body">
      <style:text-properties fo:color="#6666ff" fo:font-weight="bold" style:font-weight-asian="bold" style:font-weight-complex="bold"/>
    </style:style>
    <style:style style:name="P8" style:family="paragraph" style:parent-style-name="Text_20_body">
      <style:paragraph-properties fo:margin-left="0cm" fo:margin-right="0cm" fo:margin-top="0cm" fo:margin-bottom="0cm" loext:contextual-spacing="false" fo:text-indent="0cm" style:auto-text-indent="false"/>
    </style:style>
    <style:style style:name="P9" style:family="paragraph" style:parent-style-name="Text_20_body">
      <style:paragraph-properties fo:margin-left="0cm" fo:margin-right="0cm" fo:margin-top="0cm" fo:margin-bottom="0cm" loext:contextual-spacing="false" fo:text-indent="0cm" style:auto-text-indent="false"/>
      <style:text-properties officeooo:paragraph-rsid="000e177d"/>
    </style:style>
    <style:style style:name="P10" style:family="paragraph" style:parent-style-name="Text_20_body">
      <style:paragraph-properties fo:margin-left="0cm" fo:margin-right="0cm" fo:margin-top="0cm" fo:margin-bottom="0cm" loext:contextual-spacing="false" fo:text-indent="0cm" style:auto-text-indent="false"/>
      <style:text-properties officeooo:paragraph-rsid="00109060"/>
    </style:style>
    <style:style style:name="P11" style:family="paragraph" style:parent-style-name="Text_20_body" style:list-style-name="L1">
      <style:text-properties fo:color="#6666ff" fo:font-weight="bold" style:font-weight-asian="bold" style:font-weight-complex="bold"/>
    </style:style>
    <style:style style:name="P12" style:family="paragraph" style:parent-style-name="Text_20_body" style:list-style-name="L1">
      <style:paragraph-properties fo:margin-top="0cm" fo:margin-bottom="0cm" loext:contextual-spacing="false"/>
      <style:text-properties fo:color="#6666ff" fo:font-weight="bold" style:font-weight-asian="bold" style:font-weight-complex="bold"/>
    </style:style>
    <style:style style:name="T1" style:family="text">
      <style:text-properties officeooo:rsid="00291689"/>
    </style:style>
    <style:style style:name="T2" style:family="text">
      <style:text-properties officeooo:rsid="002ba8bc"/>
    </style:style>
    <style:style style:name="T3" style:family="text">
      <style:text-properties fo:color="#6666ff" fo:font-weight="bold" style:font-weight-asian="bold" style:font-weight-complex="bold"/>
    </style:style>
    <style:style style:name="T4" style:family="text">
      <style:text-properties fo:color="#8000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0">In Unix, an executable file that's meant to be interpreted can indicate what interpreter to use by having a #! at the start of the first line, </text:p>
      <text:p text:style-name="P10">followed by the interpreter (and any flags it may need).</text:p>
      <text:p text:style-name="Standard"/>
      <text:p text:style-name="Standard"/>
      <text:p text:style-name="P8">If you have several versions of Python installed, /usr/bin/env will ensure the </text:p>
      <text:p text:style-name="P8">interpreter used is the first one on your environment's $PATH. </text:p>
      <text:p text:style-name="P8">The alternative would be to hardcode something like #!/usr/bin/python; that's ok, but less flexible.</text:p>
      <text:p text:style-name="P8"/>
      <text:p text:style-name="P8">If you're talking about other platforms, of course, this rule does not apply </text:p>
      <text:p text:style-name="P8">(but that "shebang line" does no harm, and will help if you ever copy that script to a platform with a Unix base, such as Linux, Mac, etc).</text:p>
      <text:p text:style-name="Standard"/>
      <text:p text:style-name="Standard"/>
      <text:p text:style-name="Standard"/>
      <text:p text:style-name="P9">Difference between local and global. </text:p>
      <text:p text:style-name="P9">If <text:span text:style-name="T3">which python</text:span> returns /usr/bin/python, a local directory path could be hard coded: #!/usr/bin/python. </text:p>
      <text:p text:style-name="P8">But that is less flexible than #!/usr/bin/env python</text:p>
      <text:p text:style-name="Standard"/>
      <text:p text:style-name="Standard"/>
      <text:p text:style-name="Standard"/>
      <text:p text:style-name="P7">In order to run the python script, we need to tell the shell three things:</text:p>
      <text:list xml:id="list3826637981770742833" text:style-name="L1">
        <text:list-item>
          <text:p text:style-name="P12">That the file is a script </text:p>
        </text:list-item>
        <text:list-item>
          <text:p text:style-name="P12">Which interpreter we want to execute the script </text:p>
        </text:list-item>
        <text:list-item>
          <text:p text:style-name="P11">The path of said interpreter </text:p>
        </text:list-item>
      </text:list>
      <text:p text:style-name="Text_20_body">The shebang <text:span text:style-name="Source_20_Text">#!</text:span> accomplishes. The shebang begins with a <text:span text:style-name="Source_20_Text">#</text:span> because the <text:span text:style-name="Source_20_Text">#</text:span> character is a comment marker in many scripting languages. The contents of the shebang line are therefore automatically ignored by the interpreter.</text:p>
      <text:p text:style-name="Text_20_body">The <text:span text:style-name="Source_20_Text">env</text:span> command accomplishes and To quote "grawity,"</text:p>
      <text:p text:style-name="Quotations">A common use of the <text:span text:style-name="Source_20_Text">env</text:span> command is to launch interpreters, by making use of the fact that env will search $PATH for the command it is told to launch. Since the shebang line requires an absolute path to be specified, and since the location of various interpreters (perl, bash, python) may vary a lot, it is common to use:</text:p>
      <text:p text:style-name="Quotations"><text:span text:style-name="Source_20_Text">#!/usr/bin/env perl</text:span>  instead of trying to guess whether it is /bin/perl, /usr/bin/perl, /usr/local/bin/perl, /usr/local/pkg/perl, /fileserver/usr/bin/perl, or /home/MrDaniel/usr/bin/perl on the user's system...</text:p>
      <text:p text:style-name="Quotations"><text:soft-page-break/>On the other hand, env is almost always in /usr/bin/env. (Except in cases when it isn't; some systems might use /bin/env, but that's a fairly rare occassion and only happens on non-Linux systems.)</text:p>
      <text:p text:style-name="Standard"/>
      <text:p text:style-name="Standard"/>
      <text:p text:style-name="Standard"/>
      <text:p text:style-name="Standard"/>
      <text:p text:style-name="P3">If the script is made executable, the operating system will use that first line to know which interpreter to run to parse the rest of the file to perform some action.</text:p>
      <text:p text:style-name="P1"/>
      <text:p text:style-name="P6">#!/usr/bin/python</text:p>
      <text:p text:style-name="P5">Now this file is made as execute file <text:span text:style-name="T2">(Note file can be with or without extens of .py)</text:span></text:p>
      <text:p text:style-name="P4">In command line type "./file_name.py , before that make sure is in execute <text:span text:style-name="T1">permission</text:span></text:p>
      <text:p text:style-name="P4">chmod a+x file_name.py</text:p>
      <text:p text:style-name="P4">Execution: ./file_name.py</text:p>
      <text:p text:style-name="P1"/>
      <text:p text:style-name="P1"/>
      <text:p text:style-name="P3">If you always run these kinds of scripts from the command line like <text:span text:style-name="T4">python foo.py</text:span> then you could remove the first line.</text:p>
      <text:p text:style-name="P1"/>
      <text:p text:style-name="P2">To execute this file script type "python&lt;space&gt;filename.py"</text:p>
      <text:p text:style-name="P2">Execution: python file_name.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8:51:17.826707726</meta:creation-date>
    <dc:date>2018-05-09T22:29:26.663262245</dc:date>
    <meta:editing-duration>PT15M9S</meta:editing-duration>
    <meta:editing-cycles>18</meta:editing-cycles>
    <meta:generator>LibreOffice/5.1.6.2$Linux_X86_64 LibreOffice_project/10m0$Build-2</meta:generator>
    <meta:document-statistic meta:table-count="0" meta:image-count="0" meta:object-count="0" meta:page-count="2" meta:paragraph-count="28" meta:word-count="436" meta:character-count="2638" meta:non-whitespace-character-count="2223"/>
  </office:meta>
</office:document-meta>
</file>